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bdd9f" style:font-size-asian="14pt" style:font-size-complex="14pt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officeooo:paragraph-rsid="000bdd9f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officeooo:paragraph-rsid="000bdd9f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bdd9f" officeooo:paragraph-rsid="000bdd9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ede18" officeooo:paragraph-rsid="000ede1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1d12d" officeooo:paragraph-rsid="0011d12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1d12d" officeooo:paragraph-rsid="001cf62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1d12d" officeooo:paragraph-rsid="00168c74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1d12d" officeooo:paragraph-rsid="0011d12d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168c74" officeooo:paragraph-rsid="0011d12d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1cf62b" officeooo:paragraph-rsid="001cf62b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cf62b" officeooo:paragraph-rsid="001cf62b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b20c0" officeooo:paragraph-rsid="001b20c0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b20c0" officeooo:paragraph-rsid="001cf62b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1f6b7f" officeooo:paragraph-rsid="001f6b7f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206bb2" officeooo:paragraph-rsid="00206bb2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4pt" officeooo:paragraph-rsid="000bdd9f" style:font-size-asian="14pt" style:font-size-complex="14pt"/>
    </style:style>
    <style:style style:name="P22" style:family="paragraph" style:parent-style-name="Text_20_body">
      <style:text-properties style:font-name="Liberation Serif1" fo:font-size="14pt" officeooo:paragraph-rsid="00118256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officeooo:rsid="00196254" officeooo:paragraph-rsid="00196254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4pt" officeooo:rsid="00196254" officeooo:paragraph-rsid="00196254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officeooo:rsid="001ae7dd" officeooo:paragraph-rsid="001ae7dd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4pt" officeooo:rsid="001ae7dd" officeooo:paragraph-rsid="001ae7dd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text-position="0% 100%" style:font-name="Liberation Serif" fo:font-size="14pt" officeooo:rsid="001ae7dd" officeooo:paragraph-rsid="001cf62b" style:font-size-asian="14pt" style:font-size-complex="14pt"/>
    </style:style>
    <style:style style:name="P29" style:family="paragraph" style:parent-style-name="Text_20_body">
      <style:text-properties style:text-position="0% 100%" fo:font-size="14pt" officeooo:rsid="001b20c0" officeooo:paragraph-rsid="001b20c0" style:font-size-asian="14pt" style:font-size-complex="14pt"/>
    </style:style>
    <style:style style:name="P30" style:family="paragraph" style:parent-style-name="Text_20_body">
      <style:paragraph-properties fo:text-align="center" style:justify-single-word="false"/>
      <style:text-properties style:text-position="0% 100%" fo:font-size="14pt" officeooo:rsid="001cf62b" officeooo:paragraph-rsid="001cf62b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style:text-position="0% 100%" fo:font-size="14pt" officeooo:rsid="001cf62b" officeooo:paragraph-rsid="001cf62b" style:font-size-asian="14pt" style:font-size-complex="14p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14e49b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4pt" officeooo:rsid="00196254" officeooo:paragraph-rsid="00196254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4pt" officeooo:rsid="001f6b7f" officeooo:paragraph-rsid="001f6b7f" style:font-size-asian="14pt" style:font-size-complex="14pt"/>
    </style:style>
    <style:style style:name="P36" style:family="paragraph" style:parent-style-name="Text_20_body">
      <style:text-properties fo:font-size="14pt" officeooo:rsid="00212253" officeooo:paragraph-rsid="00212253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officeooo:rsid="0018be43"/>
    </style:style>
    <style:style style:name="T3" style:family="text">
      <style:text-properties officeooo:rsid="001d31d2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officeooo:rsid="00212253"/>
    </style:style>
    <style:style style:name="T6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коммуникаций</text:p>
      <text:p text:style-name="P3">Российской Федерации Сибирский Государственный Университет</text:p>
      <text:p text:style-name="P3">Телекоммуникаций и Информатики СибГУТИ</text:p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>Кафедра вычислительных систем</text:p>
      <text:p text:style-name="P3"/>
      <text:p text:style-name="P3"/>
      <text:p text:style-name="P3"/>
      <text:p text:style-name="P3"/>
      <text:p text:style-name="P3">ОТЧЁТ ПО ЛАБОРАТОРНОЙ РАБОТЕ №<text:span text:style-name="T2">2</text:span></text:p>
      <text:p text:style-name="P4">по дисциплине «Моделирование»</text:p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студент гр. ИВ-921</text:p>
      <text:p text:style-name="P8">Ярошев Р. А.</text:p>
      <text:p text:style-name="P8"/>
      <text:p text:style-name="P6">Проверил:</text:p>
      <text:p text:style-name="P7">Старший преподаватель</text:p>
      <text:p text:style-name="P7">Петухова Я.В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Новосибирск 2023</text:p>
      <text:p text:style-name="P5"/>
      <text:h text:style-name="P32" text:outline-level="1"><text:bookmark-start text:name="__RefHeading___Toc1359_3457187624"/>Формулировка задания<text:bookmark-end text:name="__RefHeading___Toc1359_3457187624"/></text:h>
      <text:p text:style-name="P21">В ящике имеется 10 шаров: 7 белых шаров и 3 черных шара, из него вынимают</text:p>
      <text:p text:style-name="P21">3 шара. Найти дискретное распределение белых шаров, которых достали.</text:p>
      <text:p text:style-name="P21"/>
      <text:p text:style-name="P21">Реализовать генератор случайной дискретной величины. Реализовать выборку</text:p>
      <text:p text:style-name="P21">с возвратом и без возврата. Проверить корректность работы, задав закон</text:p>
      <text:p text:style-name="P21">распределения дискретной случайной величины для данной задачи.</text:p>
      <text:h text:style-name="P32" text:outline-level="1"><text:bookmark-start text:name="__RefHeading___Toc1361_3457187624"/>Теоретические сведения<text:bookmark-end text:name="__RefHeading___Toc1361_3457187624"/></text:h>
      <text:p text:style-name="P36">Случайная величина — переменная, принимающая одно из возможного множества своих значений, в результате испытания.</text:p>
      <text:p text:style-name="P36">Дискретная случайная величина — переменная, принимающая значения x<text:span text:style-name="T1">i</text:span><text:span text:style-name="T6">, в процессе испытаний.</text:span></text:p>
      <text:p text:style-name="P36">Вероятность дискретных случайных величин — P(x<text:span text:style-name="T1">i</text:span>), вероятность того, что случайная величина х примет определенное значение х<text:span text:style-name="T1">i.</text:span></text:p>
      <text:p text:style-name="P23">Если x — дискретная случайная величина, принимающая значения x<text:span text:style-name="T1">1</text:span> &lt; x<text:span text:style-name="T1">2</text:span> &lt; … &lt; x<text:span text:style-name="T1">i</text:span> &lt;… с вероятностями p<text:span text:style-name="T1">1</text:span> &lt; p<text:span text:style-name="T1">2</text:span> &lt; … &lt; p<text:span text:style-name="T1">i</text:span>&lt; … соответственно, то таблица вида:</text:p>
      <text:p text:style-name="P23"/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24">x<text:span text:style-name="T1">1</text:span></text:p>
          </table:table-cell>
          <table:table-cell table:style-name="Таблица1.A1" office:value-type="string">
            <text:p text:style-name="P24">x<text:span text:style-name="T1">2</text:span></text:p>
          </table:table-cell>
          <table:table-cell table:style-name="Таблица1.A1" office:value-type="string">
            <text:p text:style-name="P27">...</text:p>
          </table:table-cell>
          <table:table-cell table:style-name="Таблица1.A1" office:value-type="string">
            <text:p text:style-name="P24">x<text:span text:style-name="T1">i</text:span></text:p>
          </table:table-cell>
          <table:table-cell table:style-name="Таблица1.E1" office:value-type="string">
            <text:p text:style-name="P27">...</text:p>
          </table:table-cell>
        </table:table-row>
        <table:table-row>
          <table:table-cell table:style-name="Таблица1.A2" office:value-type="string">
            <text:p text:style-name="P24">p<text:span text:style-name="T1">1</text:span></text:p>
          </table:table-cell>
          <table:table-cell table:style-name="Таблица1.A2" office:value-type="string">
            <text:p text:style-name="P24">p<text:span text:style-name="T1">2</text:span></text:p>
          </table:table-cell>
          <table:table-cell table:style-name="Таблица1.A2" office:value-type="string">
            <text:p text:style-name="P27">...</text:p>
          </table:table-cell>
          <table:table-cell table:style-name="Таблица1.A2" office:value-type="string">
            <text:p text:style-name="P24">p<text:span text:style-name="T1">i</text:span></text:p>
          </table:table-cell>
          <table:table-cell table:style-name="Таблица1.E2" office:value-type="string">
            <text:p text:style-name="P27">...</text:p>
          </table:table-cell>
        </table:table-row>
      </table:table>
      <text:p text:style-name="P23"/>
      <text:p text:style-name="P23"><text:span text:style-name="T5">н</text:span>азывается распределением дискретной случайной величины.</text:p>
      <text:p text:style-name="P25">Функция распределения случайной величины с таким распределением:</text:p>
      <text:p text:style-name="P25"/>
      <text:p text:style-name="P26"><draw:frame draw:style-name="fr1" draw:name="Объект1" text:anchor-type="as-char" svg:y="-1.817cm" svg:width="7.294cm" svg:height="3.545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33" text:outline-level="1"><text:bookmark-start text:name="__RefHeading___Toc7333_3953778604"/>Ход работы<text:bookmark-end text:name="__RefHeading___Toc7333_3953778604"/></text:h>
      <text:p text:style-name="P29">Случайная величина имеет распределение: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17">x<text:span text:style-name="T1">i</text:span></text:p>
          </table:table-cell>
          <table:table-cell table:style-name="Таблица2.A1" office:value-type="string">
            <text:p text:style-name="P17">0</text:p>
          </table:table-cell>
          <table:table-cell table:style-name="Таблица2.A1" office:value-type="string">
            <text:p text:style-name="P17">1</text:p>
          </table:table-cell>
          <table:table-cell table:style-name="Таблица2.A1" office:value-type="string">
            <text:p text:style-name="P17">2</text:p>
          </table:table-cell>
          <table:table-cell table:style-name="Таблица2.E1" office:value-type="string">
            <text:p text:style-name="P17">3</text:p>
          </table:table-cell>
        </table:table-row>
        <table:table-row>
          <table:table-cell table:style-name="Таблица2.A2" office:value-type="string">
            <text:p text:style-name="P17">p<text:span text:style-name="T1">i</text:span></text:p>
          </table:table-cell>
          <table:table-cell table:style-name="Таблица2.A2" office:value-type="string">
            <text:p text:style-name="P15">0.00<text:span text:style-name="T3">8</text:span></text:p>
          </table:table-cell>
          <table:table-cell table:style-name="Таблица2.A2" office:value-type="string">
            <text:p text:style-name="P15">0.<text:span text:style-name="T3">175</text:span></text:p>
          </table:table-cell>
          <table:table-cell table:style-name="Таблица2.A2" office:value-type="string">
            <text:p text:style-name="P15">0.5<text:span text:style-name="T3">25</text:span></text:p>
          </table:table-cell>
          <table:table-cell table:style-name="Таблица2.E2" office:value-type="string">
            <text:p text:style-name="P15">0.292</text:p>
          </table:table-cell>
        </table:table-row>
      </table:table>
      <text:p text:style-name="P30">Таблица 1. Закон распределения дискретной случайной величины при выборке без возврата.</text:p>
      <text:p text:style-name="P31">Функция распределения:</text:p>
      <text:p text:style-name="P28"><draw:frame draw:style-name="fr1" draw:name="Объект2" text:anchor-type="as-char" svg:y="-1.408cm" svg:width="4.223cm" svg:height="2.66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1"/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18">x<text:span text:style-name="T1">i</text:span>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2</text:p>
          </table:table-cell>
          <table:table-cell table:style-name="Таблица3.E1" office:value-type="string">
            <text:p text:style-name="P18">3</text:p>
          </table:table-cell>
        </table:table-row>
        <table:table-row>
          <table:table-cell table:style-name="Таблица3.A2" office:value-type="string">
            <text:p text:style-name="P18">p<text:span text:style-name="T1">i</text:span></text:p>
          </table:table-cell>
          <table:table-cell table:style-name="Таблица3.A2" office:value-type="string">
            <text:p text:style-name="P15">0.02<text:span text:style-name="T3">7</text:span></text:p>
          </table:table-cell>
          <table:table-cell table:style-name="Таблица3.A2" office:value-type="string">
            <text:p text:style-name="P15">0.189</text:p>
          </table:table-cell>
          <table:table-cell table:style-name="Таблица3.A2" office:value-type="string">
            <text:p text:style-name="P15">0.4<text:span text:style-name="T3">41</text:span></text:p>
          </table:table-cell>
          <table:table-cell table:style-name="Таблица3.E2" office:value-type="string">
            <text:p text:style-name="P15">0.34<text:span text:style-name="T3">3</text:span></text:p>
          </table:table-cell>
        </table:table-row>
      </table:table>
      <text:p text:style-name="P16">Таблица 2. Закон распределения дискретной случайной величины при выборке с возвратом.</text:p>
      <text:p text:style-name="P16"/>
      <text:p text:style-name="P20">Функция распределения:</text:p>
      <text:p text:style-name="P10"/>
      <text:p text:style-name="P10"><draw:frame draw:style-name="fr1" draw:name="Объект3" text:anchor-type="as-char" svg:y="-1.408cm" svg:width="4.223cm" svg:height="2.66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0"/>
      <text:p text:style-name="P19"/>
      <text:p text:style-name="P10"/>
      <text:p text:style-name="P10"/>
      <text:p text:style-name="P10"/>
      <text:p text:style-name="P10"/>
      <text:p text:style-name="P10"/>
      <text:p text:style-name="P19"/>
      <text:p text:style-name="P10"/>
      <text:p text:style-name="P10"/>
      <text:p text:style-name="P10"/>
      <text:p text:style-name="P10"/>
      <text:p text:style-name="P14"/>
      <text:p text:style-name="P13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4"/></text:p>
      <text:h text:style-name="P32" text:outline-level="1">Вывод</text:h>
      <text:p text:style-name="Text_20_body"/>
      <text:h text:style-name="P32" text:outline-level="1"><text:bookmark-start text:name="__RefHeading___Toc1369_3457187624"/>Листинг<text:bookmark-end text:name="__RefHeading___Toc1369_3457187624"/></text:h>
      <text:p text:style-name="P22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9:29:24.720603831</meta:creation-date>
    <dc:date>2023-04-11T12:20:37.072307833</dc:date>
    <meta:editing-duration>PT45M12S</meta:editing-duration>
    <meta:editing-cycles>9</meta:editing-cycles>
    <meta:generator>LibreOffice/7.3.7.2$Linux_X86_64 LibreOffice_project/30$Build-2</meta:generator>
    <meta:document-statistic meta:table-count="3" meta:image-count="0" meta:object-count="3" meta:page-count="8" meta:paragraph-count="68" meta:word-count="237" meta:character-count="1686" meta:non-whitespace-character-count="151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i mathvariant="italic">при</mi>
                    <mrow>
                      <mi>x</mi>
                      <mo stretchy="false">&lt;</mo>
                      <msub>
                        <mi>x</mi>
                        <mn>1</mn>
                      </msub>
                    </mrow>
                  </mrow>
                </mtd>
              </mtr>
              <mtr>
                <mtd>
                  <mrow>
                    <msub>
                      <mi>p</mi>
                      <mn>1</mn>
                    </msub>
                    <mi>,</mi>
                    <mi mathvariant="italic">при</mi>
                    <mrow>
                      <msub>
                        <mi>x</mi>
                        <mn>1</mn>
                      </msub>
                      <mo stretchy="false">⩽</mo>
                      <mi>x</mi>
                      <mo stretchy="false">&lt;</mo>
                      <msub>
                        <mi>x</mi>
                        <mn>2</mn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p</mi>
                        <mn>1</mn>
                      </msub>
                      <mo stretchy="false">+</mo>
                      <msub>
                        <mi>p</mi>
                        <mn>2</mn>
                      </msub>
                    </mrow>
                    <mi>,</mi>
                    <mi mathvariant="italic">при</mi>
                    <mrow>
                      <msub>
                        <mi>x</mi>
                        <mn>2</mn>
                      </msub>
                      <mo stretchy="false">⩽</mo>
                      <mi>x</mi>
                      <mo stretchy="false">&lt;</mo>
                      <msub>
                        <mi>x</mi>
                        <mn>3</mn>
                      </msub>
                    </mrow>
                    <mi>,</mi>
                  </mrow>
                </mtd>
              </mtr>
              <mtr>
                <mtd>
                  <mrow>
                    <mn>...</mn>
                    <mi>,</mi>
                  </mrow>
                </mtd>
              </mtr>
              <mtr>
                <mtd>
                  <mrow>
                    <mrow>
                      <msub>
                        <mi>p</mi>
                        <mn>1</mn>
                      </msub>
                      <mo stretchy="false">+</mo>
                      <msub>
                        <mi>p</mi>
                        <mn>2</mn>
                      </msub>
                      <mo stretchy="false">+</mo>
                      <mn>...</mn>
                      <mo stretchy="false">+</mo>
                      <msub>
                        <mi>p</mi>
                        <mrow>
                          <mi>n</mi>
                          <mo stretchy="false">−</mo>
                          <mn>1</mn>
                        </mrow>
                      </msub>
                    </mrow>
                    <mi>,</mi>
                    <mi mathvariant="italic">при</mi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  <mo stretchy="false">⩽</mo>
                      <mi>x</mi>
                      <mo stretchy="false">&lt;</mo>
                      <msub>
                        <mi>x</mi>
                        <mi>n</mi>
                      </msub>
                    </mrow>
                    <mi>,</mi>
                  </mrow>
                </mtd>
              </mtr>
              <mtr>
                <mtd>
                  <mrow>
                    <mn>1</mn>
                    <mi>,</mi>
                    <mi mathvariant="italic">при</mi>
                    <mrow>
                      <mi>x</mi>
                      <mo stretchy="false">≥</mo>
                      <msub>
                        <mi>x</mi>
                        <mi>n</mi>
                      </msub>
                    </mrow>
                    <mn>.</mn>
                  </mrow>
                </mtd>
              </mtr>
            </mtable>
          </mrow>
        </mrow>
      </mrow>
    </mrow>
    <annotation encoding="StarMath 5.0">F(x) = left lbrace { stack {0,	при	x &lt; x_{1}  # p_{1},	при	 x_{1}  leslant x &lt; x_{2} # p_{1}  + p_{2},	при	x_{2}  leslant x &lt; x_{3},   # ..., # p_{1}  + p_{2}  + ... + p_{n - 1},	при x_{n - 1}  leslant x &lt; x_{n}, # 1, при x &gt;= x_{n}.} } right none
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n>0.007</mn>
                    <mi>,</mi>
                    <mrow>
                      <mn>0</mn>
                      <mo stretchy="false">⩽</mo>
                      <mi>x</mi>
                      <mo stretchy="false">⩽</mo>
                      <mn>1</mn>
                    </mrow>
                  </mrow>
                </mtd>
              </mtr>
              <mtr>
                <mtd>
                  <mrow>
                    <mn>0.177</mn>
                    <mi>,</mi>
                    <mrow>
                      <mn>1</mn>
                      <mo stretchy="false">&lt;</mo>
                      <mi>x</mi>
                      <mo stretchy="false">⩽</mo>
                      <mn>2</mn>
                    </mrow>
                    <mi>,</mi>
                  </mrow>
                </mtd>
              </mtr>
              <mtr>
                <mtd>
                  <mrow>
                    <mn>0.816</mn>
                    <mi>,</mi>
                    <mrow>
                      <mn>2</mn>
                      <mo stretchy="false">&lt;</mo>
                      <mi>x</mi>
                      <mo stretchy="false">⩽</mo>
                      <mn>3</mn>
                    </mrow>
                    <mi>,</mi>
                  </mrow>
                </mtd>
              </mtr>
              <mtr>
                <mtd>
                  <mrow>
                    <mn>1</mn>
                    <mi>,</mi>
                    <mrow>
                      <mi>x</mi>
                      <mo stretchy="false">&gt;</mo>
                      <mn>3.</mn>
                    </mrow>
                  </mrow>
                </mtd>
              </mtr>
            </mtable>
          </mrow>
        </mrow>
      </mrow>
    </mrow>
    <annotation encoding="StarMath 5.0">F(x) = left lbrace { stack {0,	x &lt; 0  # 0.007,	0  leslant x leslant 1  # 0.177,	1 &lt; x leslant 2,	#	0.816,	2 &lt; x leslant 3  , # 1,	x &gt; 3.} } right none
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n>0.028</mn>
                    <mi>,</mi>
                    <mrow>
                      <mn>0</mn>
                      <mo stretchy="false">⩽</mo>
                      <mi>x</mi>
                      <mo stretchy="false">⩽</mo>
                      <mn>1</mn>
                    </mrow>
                  </mrow>
                </mtd>
              </mtr>
              <mtr>
                <mtd>
                  <mrow>
                    <mn>0.194</mn>
                    <mi>,</mi>
                    <mrow>
                      <mn>1</mn>
                      <mo stretchy="false">&lt;</mo>
                      <mi>x</mi>
                      <mo stretchy="false">⩽</mo>
                      <mn>2</mn>
                    </mrow>
                    <mi>,</mi>
                  </mrow>
                </mtd>
              </mtr>
              <mtr>
                <mtd>
                  <mrow>
                    <mn>0.778</mn>
                    <mi>,</mi>
                    <mrow>
                      <mn>2</mn>
                      <mo stretchy="false">&lt;</mo>
                      <mi>x</mi>
                      <mo stretchy="false">⩽</mo>
                      <mn>3</mn>
                    </mrow>
                    <mi>,</mi>
                  </mrow>
                </mtd>
              </mtr>
              <mtr>
                <mtd>
                  <mrow>
                    <mn>1</mn>
                    <mi>,</mi>
                    <mrow>
                      <mi>x</mi>
                      <mo stretchy="false">&gt;</mo>
                      <mn>3.</mn>
                    </mrow>
                  </mrow>
                </mtd>
              </mtr>
            </mtable>
          </mrow>
        </mrow>
      </mrow>
    </mrow>
    <annotation encoding="StarMath 5.0">F(x) = left lbrace { stack {0,	x &lt; 0  # 0.028,	0  leslant x leslant 1  # 0.194,	1 &lt; x leslant 2,	#	0.778,	2 &lt; x leslant 3  , # 1,	x &gt; 3.} } right none
</annotation>
  </semantics>
</math>
</file>